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4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3">
          <table:table-cell office:value-type="string">
            <text:p>ord</text:p>
          </table:table-cell>
          <table:table-cell office:value-type="string">
            <text:p>n</text:p>
          </table:table-cell>
          <table:table-cell office:value-type="string">
            <text:p>nom</text:p>
          </table:table-cell>
          <table:table-cell office:value-type="string">
            <text:p>part</text:p>
          </table:table-cell>
          <table:table-cell office:value-type="string">
            <text:p>edo</text:p>
          </table:table-cell>
          <table:table-cell office:value-type="string">
            <text:p>dsup</text:p>
          </table:table-cell>
          <table:table-cell office:value-type="string">
            <text:p>nota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González González Felipe</text:p>
          </table:table-cell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marillo Ortega Rubén</text:p>
          </table:table-cell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Lozano de la Torre Carlos</text:p>
          </table:table-cell>
          <table:table-cell office:value-type="string">
            <text:p>pri</text:p>
          </table:table-cell>
          <table:table-cell office:value-type="string">
            <text:p>ags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/>
          <table:table-cell office:value-type="string">
            <text:p>pri</text:p>
          </table:table-cell>
          <table:table-cell office:value-type="string">
            <text:p>ag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González Alcocer Alejandro</text:p>
          </table:table-cell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Díaz Ochoa Jaime Rafael</text:p>
          </table:table-cell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Castro Trenti Fernando Jorge</text:p>
          </table:table-cell>
          <table:table-cell office:value-type="string">
            <text:p>pri</text:p>
          </table:table-cell>
          <table:table-cell office:value-type="string">
            <text:p>b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pri</text:p>
          </table:table-cell>
          <table:table-cell office:value-type="string">
            <text:p>b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Obregón Espinoza Francisco Javier</text:p>
          </table:table-cell>
          <table:table-cell office:value-type="string">
            <text:p>prd</text:p>
          </table:table-cell>
          <table:table-cell office:value-type="string">
            <text:p>bcs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prd</text:p>
          </table:table-cell>
          <table:table-cell office:value-type="string">
            <text:p>bc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Cota Cota Josefina</text:p>
          </table:table-cell>
          <table:table-cell office:value-type="string">
            <text:p>prd</text:p>
          </table:table-cell>
          <table:table-cell office:value-type="string">
            <text:p>bcs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prd</text:p>
          </table:table-cell>
          <table:table-cell office:value-type="string">
            <text:p>bc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Coppola Joffroy Luis Alberto</text:p>
          </table:table-cell>
          <table:table-cell office:value-type="string">
            <text:p>pan</text:p>
          </table:table-cell>
          <table:table-cell office:value-type="string">
            <text:p>bcs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pan</text:p>
          </table:table-cell>
          <table:table-cell office:value-type="string">
            <text:p>bc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Ortega Bernés Fernando Eutimio</text:p>
          </table:table-cell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Moreno Cárdenas Rafael Alejandro</text:p>
          </table:table-cell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Calderón Centeno Sebastián</text:p>
          </table:table-cell>
          <table:table-cell office:value-type="string">
            <text:p>pan</text:p>
          </table:table-cell>
          <table:table-cell office:value-type="string">
            <text:p>cam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pan</text:p>
          </table:table-cell>
          <table:table-cell office:value-type="string">
            <text:p>ca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Anaya Llamas José Guillermo</text:p>
          </table:table-cell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Saro Boardman Ernesto</text:p>
          </table:table-cell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string">
            <text:p>Ramón Valdes Jesús María</text:p>
          </table:table-cell>
          <table:table-cell office:value-type="string">
            <text:p>pri</text:p>
          </table:table-cell>
          <table:table-cell office:value-type="string">
            <text:p>co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pri</text:p>
          </table:table-cell>
          <table:table-cell office:value-type="string">
            <text:p>co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string">
            <text:p>Sosa Govea Martha Leticia</text:p>
          </table:table-cell>
          <table:table-cell office:value-type="string">
            <text:p>pan</text:p>
          </table:table-cell>
          <table:table-cell office:value-type="string">
            <text:p>col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pan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string">
            <text:p>Dueñas Llerenas Jesús</text:p>
          </table:table-cell>
          <table:table-cell office:value-type="string">
            <text:p>pan</text:p>
          </table:table-cell>
          <table:table-cell office:value-type="string">
            <text:p>col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pan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string">
            <text:p>Rueda Sánchez Rogelio Humberto</text:p>
          </table:table-cell>
          <table:table-cell office:value-type="string">
            <text:p>pri</text:p>
          </table:table-cell>
          <table:table-cell office:value-type="string">
            <text:p>col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46">
            <text:p>146</text:p>
          </table:table-cell>
          <table:table-cell/>
          <table:table-cell office:value-type="string">
            <text:p>pri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string">
            <text:p>Velásco Coello Manuel</text:p>
          </table:table-cell>
          <table:table-cell office:value-type="string">
            <text:p>pvem</text:p>
          </table:table-cell>
          <table:table-cell office:value-type="string">
            <text:p>cps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pvem</text:p>
          </table:table-cell>
          <table:table-cell office:value-type="string">
            <text:p>cp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Orantes López María Elena</text:p>
          </table:table-cell>
          <table:table-cell office:value-type="string">
            <text:p>pri</text:p>
          </table:table-cell>
          <table:table-cell office:value-type="string">
            <text:p>cps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pri</text:p>
          </table:table-cell>
          <table:table-cell office:value-type="string">
            <text:p>cp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string">
            <text:p>Velázquez López Rubén Fernando</text:p>
          </table:table-cell>
          <table:table-cell office:value-type="string">
            <text:p>prd</text:p>
          </table:table-cell>
          <table:table-cell office:value-type="string">
            <text:p>cps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prd</text:p>
          </table:table-cell>
          <table:table-cell office:value-type="string">
            <text:p>cp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string">
            <text:p>Madero Muñoz Gustavo Enrique</text:p>
          </table:table-cell>
          <table:table-cell office:value-type="string">
            <text:p>pan</text:p>
          </table:table-cell>
          <table:table-cell office:value-type="string">
            <text:p>cu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pan</text:p>
          </table:table-cell>
          <table:table-cell office:value-type="string">
            <text:p>cu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string">
            <text:p>Galindo Noriega Ramón</text:p>
          </table:table-cell>
          <table:table-cell office:value-type="string">
            <text:p>pan</text:p>
          </table:table-cell>
          <table:table-cell office:value-type="string">
            <text:p>cu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pan</text:p>
          </table:table-cell>
          <table:table-cell office:value-type="string">
            <text:p>cu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string">
            <text:p>Baeza Meléndez Fernando</text:p>
          </table:table-cell>
          <table:table-cell office:value-type="string">
            <text:p>pri</text:p>
          </table:table-cell>
          <table:table-cell office:value-type="string">
            <text:p>cu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52">
            <text:p>152</text:p>
          </table:table-cell>
          <table:table-cell/>
          <table:table-cell office:value-type="string">
            <text:p>pri</text:p>
          </table:table-cell>
          <table:table-cell office:value-type="string">
            <text:p>cu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Gómez Álvarez Pablo</text:p>
          </table:table-cell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/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Arce Islas René</text:p>
          </table:table-cell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string">
            <text:p>Döring Casar Federico</text:p>
          </table:table-cell>
          <table:table-cell office:value-type="string">
            <text:p>pan</text:p>
          </table:table-cell>
          <table:table-cell office:value-type="string">
            <text:p>df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pan</text:p>
          </table:table-cell>
          <table:table-cell office:value-type="string">
            <text:p>df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Dorador Pérez Gavilán Rodolfo</text:p>
          </table:table-cell>
          <table:table-cell office:value-type="string">
            <text:p>pan</text:p>
          </table:table-cell>
          <table:table-cell office:value-type="string">
            <text:p>dgo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pan</text:p>
          </table:table-cell>
          <table:table-cell office:value-type="string">
            <text:p>dgo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string">
            <text:p>Galván Rivas Andrés</text:p>
          </table:table-cell>
          <table:table-cell office:value-type="string">
            <text:p>pan</text:p>
          </table:table-cell>
          <table:table-cell office:value-type="string">
            <text:p>dgo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pan</text:p>
          </table:table-cell>
          <table:table-cell office:value-type="string">
            <text:p>dgo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string">
            <text:p>Pacheco Rodríguez Ricardo Fidel</text:p>
          </table:table-cell>
          <table:table-cell office:value-type="string">
            <text:p>pri</text:p>
          </table:table-cell>
          <table:table-cell office:value-type="string">
            <text:p>dgo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pri</text:p>
          </table:table-cell>
          <table:table-cell office:value-type="string">
            <text:p>dgo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string">
            <text:p>Andrade Quezada Humberto</text:p>
          </table:table-cell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string">
            <text:p>Villarreal García Luis Alberto</text:p>
          </table:table-cell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string">
            <text:p>Arroyo Vieyra Francisco Agustín</text:p>
          </table:table-cell>
          <table:table-cell office:value-type="string">
            <text:p>pri</text:p>
          </table:table-cell>
          <table:table-cell office:value-type="string">
            <text:p>gu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pri</text:p>
          </table:table-cell>
          <table:table-cell office:value-type="string">
            <text:p>gu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string">
            <text:p>Jiménez Rumbo David</text:p>
          </table:table-cell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string">
            <text:p>Mazón Alonso Lázaro</text:p>
          </table:table-cell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string">
            <text:p>Aguirre Rivero Ángel Heladio</text:p>
          </table:table-cell>
          <table:table-cell office:value-type="string">
            <text:p>pri</text:p>
          </table:table-cell>
          <table:table-cell office:value-type="string">
            <text:p>gu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pri</text:p>
          </table:table-cell>
          <table:table-cell office:value-type="string">
            <text:p>gu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string">
            <text:p>Guadarrama Márquez José</text:p>
          </table:table-cell>
          <table:table-cell office:value-type="string">
            <text:p>prd</text:p>
          </table:table-cell>
          <table:table-cell office:value-type="string">
            <text:p>hgo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65">
            <text:p>165</text:p>
          </table:table-cell>
          <table:table-cell/>
          <table:table-cell office:value-type="string">
            <text:p>prd</text:p>
          </table:table-cell>
          <table:table-cell office:value-type="string">
            <text:p>hgo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string">
            <text:p>Berganza Escorza Francisco Xavier</text:p>
          </table:table-cell>
          <table:table-cell office:value-type="string">
            <text:p>conve</text:p>
          </table:table-cell>
          <table:table-cell office:value-type="string">
            <text:p>hgo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/>
          <table:table-cell office:value-type="string">
            <text:p>conve</text:p>
          </table:table-cell>
          <table:table-cell office:value-type="string">
            <text:p>hgo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string">
            <text:p>Murillo Karam Jesús</text:p>
          </table:table-cell>
          <table:table-cell office:value-type="string">
            <text:p>pri</text:p>
          </table:table-cell>
          <table:table-cell office:value-type="string">
            <text:p>hgo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pri</text:p>
          </table:table-cell>
          <table:table-cell office:value-type="string">
            <text:p>hgo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string">
            <text:p>Cárdenas Jiménez Alberto</text:p>
          </table:table-cell>
          <table:table-cell office:value-type="string">
            <text:p>pan</text:p>
          </table:table-cell>
          <table:table-cell office:value-type="string">
            <text:p>jal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/>
          <table:table-cell office:value-type="string">
            <text:p>pan</text:p>
          </table:table-cell>
          <table:table-cell office:value-type="string">
            <text:p>ja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office:value-type="string">
            <text:p>Pérez Plazola Héctor</text:p>
          </table:table-cell>
          <table:table-cell office:value-type="string">
            <text:p>pan</text:p>
          </table:table-cell>
          <table:table-cell office:value-type="string">
            <text:p>jal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69">
            <text:p>169</text:p>
          </table:table-cell>
          <table:table-cell/>
          <table:table-cell office:value-type="string">
            <text:p>pan</text:p>
          </table:table-cell>
          <table:table-cell office:value-type="string">
            <text:p>ja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string">
            <text:p>Hernández García Ramiro</text:p>
          </table:table-cell>
          <table:table-cell office:value-type="string">
            <text:p>pri</text:p>
          </table:table-cell>
          <table:table-cell office:value-type="string">
            <text:p>jal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70">
            <text:p>170</text:p>
          </table:table-cell>
          <table:table-cell/>
          <table:table-cell office:value-type="string">
            <text:p>pri</text:p>
          </table:table-cell>
          <table:table-cell office:value-type="string">
            <text:p>ja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string">
            <text:p>Polevnsky Gurwitz Yeidckol</text:p>
          </table:table-cell>
          <table:table-cell office:value-type="string">
            <text:p>prd</text:p>
          </table:table-cell>
          <table:table-cell office:value-type="string">
            <text:p>mex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prd</text:p>
          </table:table-cell>
          <table:table-cell office:value-type="string">
            <text:p>mex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string">
            <text:p>Bautista López Héctor Miguel</text:p>
          </table:table-cell>
          <table:table-cell office:value-type="string">
            <text:p>prd</text:p>
          </table:table-cell>
          <table:table-cell office:value-type="string">
            <text:p>mex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prd</text:p>
          </table:table-cell>
          <table:table-cell office:value-type="string">
            <text:p>mex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string">
            <text:p>Ramírez Nuñez Ulises</text:p>
          </table:table-cell>
          <table:table-cell office:value-type="string">
            <text:p>pan</text:p>
          </table:table-cell>
          <table:table-cell office:value-type="string">
            <text:p>mex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pan</text:p>
          </table:table-cell>
          <table:table-cell office:value-type="string">
            <text:p>mex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string">
            <text:p>Godoy Rangel Leonel</text:p>
          </table:table-cell>
          <table:table-cell office:value-type="string">
            <text:p>prd</text:p>
          </table:table-cell>
          <table:table-cell office:value-type="string">
            <text:p>mi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prd</text:p>
          </table:table-cell>
          <table:table-cell office:value-type="string">
            <text:p>mi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47">
            <text:p>47</text:p>
          </table:table-cell>
          <table:table-cell office:value-type="string">
            <text:p>Aureoles Conejo Silvano</text:p>
          </table:table-cell>
          <table:table-cell office:value-type="string">
            <text:p>prd</text:p>
          </table:table-cell>
          <table:table-cell office:value-type="string">
            <text:p>mi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prd</text:p>
          </table:table-cell>
          <table:table-cell office:value-type="string">
            <text:p>mi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string">
            <text:p>Cortés Mendoza Marko Antonio</text:p>
          </table:table-cell>
          <table:table-cell office:value-type="string">
            <text:p>pan</text:p>
          </table:table-cell>
          <table:table-cell office:value-type="string">
            <text:p>mi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76">
            <text:p>176</text:p>
          </table:table-cell>
          <table:table-cell/>
          <table:table-cell office:value-type="string">
            <text:p>pan</text:p>
          </table:table-cell>
          <table:table-cell office:value-type="string">
            <text:p>mi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string">
            <text:p>Rivera Pérez Adrián</text:p>
          </table:table-cell>
          <table:table-cell office:value-type="string">
            <text:p>pan</text:p>
          </table:table-cell>
          <table:table-cell office:value-type="string">
            <text:p>mor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77">
            <text:p>177</text:p>
          </table:table-cell>
          <table:table-cell/>
          <table:table-cell office:value-type="string">
            <text:p>pan</text:p>
          </table:table-cell>
          <table:table-cell office:value-type="string">
            <text:p>mo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string">
            <text:p>Rivera Cisneros Martha Leticia</text:p>
          </table:table-cell>
          <table:table-cell office:value-type="string">
            <text:p>pan</text:p>
          </table:table-cell>
          <table:table-cell office:value-type="string">
            <text:p>mor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pan</text:p>
          </table:table-cell>
          <table:table-cell office:value-type="string">
            <text:p>mo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1">
            <text:p>51</text:p>
          </table:table-cell>
          <table:table-cell office:value-type="string">
            <text:p>Ramírez Garrido Abreu Graco</text:p>
          </table:table-cell>
          <table:table-cell office:value-type="string">
            <text:p>prd</text:p>
          </table:table-cell>
          <table:table-cell office:value-type="string">
            <text:p>mor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prd</text:p>
          </table:table-cell>
          <table:table-cell office:value-type="string">
            <text:p>mo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string">
            <text:p>Mejía González Raúl José</text:p>
          </table:table-cell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53">
            <text:p>53</text:p>
          </table:table-cell>
          <table:table-cell office:value-type="string">
            <text:p>Montenegro Ibarra Gerardo</text:p>
          </table:table-cell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81">
            <text:p>181</text:p>
          </table:table-cell>
          <table:table-cell/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54">
            <text:p>54</text:p>
          </table:table-cell>
          <table:table-cell office:value-type="string">
            <text:p>Castellón Fonseca Guadalupe Francisco Javier</text:p>
          </table:table-cell>
          <table:table-cell office:value-type="string">
            <text:p>prd</text:p>
          </table:table-cell>
          <table:table-cell office:value-type="string">
            <text:p>nay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prd</text:p>
          </table:table-cell>
          <table:table-cell office:value-type="string">
            <text:p>nay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string">
            <text:p>Elizondo Barragán Fernando</text:p>
          </table:table-cell>
          <table:table-cell office:value-type="string">
            <text:p>pan</text:p>
          </table:table-cell>
          <table:table-cell office:value-type="string">
            <text:p>nl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pan</text:p>
          </table:table-cell>
          <table:table-cell office:value-type="string">
            <text:p>n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 office:value-type="string">
            <text:p>Díaz Delgado Blanca Judith</text:p>
          </table:table-cell>
          <table:table-cell office:value-type="string">
            <text:p>pan</text:p>
          </table:table-cell>
          <table:table-cell office:value-type="string">
            <text:p>nl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pan</text:p>
          </table:table-cell>
          <table:table-cell office:value-type="string">
            <text:p>n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57">
            <text:p>57</text:p>
          </table:table-cell>
          <table:table-cell office:value-type="string">
            <text:p>Cantú Segovia Eloy</text:p>
          </table:table-cell>
          <table:table-cell office:value-type="string">
            <text:p>pri</text:p>
          </table:table-cell>
          <table:table-cell office:value-type="string">
            <text:p>nl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pri</text:p>
          </table:table-cell>
          <table:table-cell office:value-type="string">
            <text:p>n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string">
            <text:p>Cué Monteagudo Gabino</text:p>
          </table:table-cell>
          <table:table-cell office:value-type="string">
            <text:p>conve</text:p>
          </table:table-cell>
          <table:table-cell office:value-type="string">
            <text:p>oax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86">
            <text:p>186</text:p>
          </table:table-cell>
          <table:table-cell/>
          <table:table-cell office:value-type="string">
            <text:p>conve</text:p>
          </table:table-cell>
          <table:table-cell office:value-type="string">
            <text:p>oax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string">
            <text:p>Jara Cruz Salomón</text:p>
          </table:table-cell>
          <table:table-cell office:value-type="string">
            <text:p>prd</text:p>
          </table:table-cell>
          <table:table-cell office:value-type="string">
            <text:p>oax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87">
            <text:p>187</text:p>
          </table:table-cell>
          <table:table-cell/>
          <table:table-cell office:value-type="string">
            <text:p>prd</text:p>
          </table:table-cell>
          <table:table-cell office:value-type="string">
            <text:p>oax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string">
            <text:p>Toledo Infanzón Adolfo</text:p>
          </table:table-cell>
          <table:table-cell office:value-type="string">
            <text:p>pri</text:p>
          </table:table-cell>
          <table:table-cell office:value-type="string">
            <text:p>oax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pri</text:p>
          </table:table-cell>
          <table:table-cell office:value-type="string">
            <text:p>oax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61">
            <text:p>61</text:p>
          </table:table-cell>
          <table:table-cell office:value-type="string">
            <text:p>Moreno Valle Rosas Rafael</text:p>
          </table:table-cell>
          <table:table-cell office:value-type="string">
            <text:p>pan</text:p>
          </table:table-cell>
          <table:table-cell office:value-type="string">
            <text:p>pu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pan</text:p>
          </table:table-cell>
          <table:table-cell office:value-type="string">
            <text:p>pu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 office:value-type="string">
            <text:p>Aguilar Coronado Marco Humberto</text:p>
          </table:table-cell>
          <table:table-cell office:value-type="string">
            <text:p>pan</text:p>
          </table:table-cell>
          <table:table-cell office:value-type="string">
            <text:p>pu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pan</text:p>
          </table:table-cell>
          <table:table-cell office:value-type="string">
            <text:p>pu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string">
            <text:p>Morales Flores Melquíades</text:p>
          </table:table-cell>
          <table:table-cell office:value-type="string">
            <text:p>pri</text:p>
          </table:table-cell>
          <table:table-cell office:value-type="string">
            <text:p>pu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pri</text:p>
          </table:table-cell>
          <table:table-cell office:value-type="string">
            <text:p>pu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office:value-type="string">
            <text:p>Tamborrel Suárez Guillermo Enrique Marcos</text:p>
          </table:table-cell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65">
            <text:p>65</text:p>
          </table:table-cell>
          <table:table-cell office:value-type="string">
            <text:p>Nava Bolaños Eduardo Tomás</text:p>
          </table:table-cell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66">
            <text:p>66</text:p>
          </table:table-cell>
          <table:table-cell office:value-type="string">
            <text:p>Calzada Rovirosa José Eduardo</text:p>
          </table:table-cell>
          <table:table-cell office:value-type="string">
            <text:p>pri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pri</text:p>
          </table:table-cell>
          <table:table-cell office:value-type="string">
            <text:p>qu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67">
            <text:p>67</text:p>
          </table:table-cell>
          <table:table-cell office:value-type="string">
            <text:p>Joaquín Coldwell Pedro</text:p>
          </table:table-cell>
          <table:table-cell office:value-type="string">
            <text:p>pri</text:p>
          </table:table-cell>
          <table:table-cell office:value-type="string">
            <text:p>qui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pri</text:p>
          </table:table-cell>
          <table:table-cell office:value-type="string">
            <text:p>qui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68">
            <text:p>68</text:p>
          </table:table-cell>
          <table:table-cell office:value-type="string">
            <text:p>Menchaca Castellanos Ludivina</text:p>
          </table:table-cell>
          <table:table-cell office:value-type="string">
            <text:p>pvem</text:p>
          </table:table-cell>
          <table:table-cell office:value-type="string">
            <text:p>qui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pvem</text:p>
          </table:table-cell>
          <table:table-cell office:value-type="string">
            <text:p>qui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69">
            <text:p>69</text:p>
          </table:table-cell>
          <table:table-cell office:value-type="string">
            <text:p>García Zalvidea José Luis Máximo</text:p>
          </table:table-cell>
          <table:table-cell office:value-type="string">
            <text:p>prd</text:p>
          </table:table-cell>
          <table:table-cell office:value-type="string">
            <text:p>qui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prd</text:p>
          </table:table-cell>
          <table:table-cell office:value-type="string">
            <text:p>qui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string">
            <text:p>Zapata Perogordo José Alejandro</text:p>
          </table:table-cell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1">
            <text:p>71</text:p>
          </table:table-cell>
          <table:table-cell office:value-type="string">
            <text:p>Govea Arcos Eugenio Guadalupe</text:p>
          </table:table-cell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72">
            <text:p>72</text:p>
          </table:table-cell>
          <table:table-cell office:value-type="string">
            <text:p>Jiménez Macías Carlos</text:p>
          </table:table-cell>
          <table:table-cell office:value-type="string">
            <text:p>pri</text:p>
          </table:table-cell>
          <table:table-cell office:value-type="string">
            <text:p>sa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pri</text:p>
          </table:table-cell>
          <table:table-cell office:value-type="string">
            <text:p>sa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73">
            <text:p>73</text:p>
          </table:table-cell>
          <table:table-cell office:value-type="string">
            <text:p>Labastida Ochoa Francisco</text:p>
          </table:table-cell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74">
            <text:p>74</text:p>
          </table:table-cell>
          <table:table-cell office:value-type="string">
            <text:p>López Valdez Mario</text:p>
          </table:table-cell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75">
            <text:p>75</text:p>
          </table:table-cell>
          <table:table-cell office:value-type="string">
            <text:p>Félix Guerra Heriberto</text:p>
          </table:table-cell>
          <table:table-cell office:value-type="string">
            <text:p>pan</text:p>
          </table:table-cell>
          <table:table-cell office:value-type="string">
            <text:p>si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pan</text:p>
          </table:table-cell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76">
            <text:p>76</text:p>
          </table:table-cell>
          <table:table-cell office:value-type="string">
            <text:p>Padres Elías Guillermo</text:p>
          </table:table-cell>
          <table:table-cell office:value-type="string">
            <text:p>pan</text:p>
          </table:table-cell>
          <table:table-cell office:value-type="string">
            <text:p>so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pan</text:p>
          </table:table-cell>
          <table:table-cell office:value-type="string">
            <text:p>s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77">
            <text:p>77</text:p>
          </table:table-cell>
          <table:table-cell office:value-type="string">
            <text:p>Castelo Parada Javier</text:p>
          </table:table-cell>
          <table:table-cell office:value-type="string">
            <text:p>pan</text:p>
          </table:table-cell>
          <table:table-cell office:value-type="string">
            <text:p>so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pan</text:p>
          </table:table-cell>
          <table:table-cell office:value-type="string">
            <text:p>s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8">
            <text:p>78</text:p>
          </table:table-cell>
          <table:table-cell office:value-type="string">
            <text:p>Elías Serrano Alfonso</text:p>
          </table:table-cell>
          <table:table-cell office:value-type="string">
            <text:p>pri</text:p>
          </table:table-cell>
          <table:table-cell office:value-type="string">
            <text:p>so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pri</text:p>
          </table:table-cell>
          <table:table-cell office:value-type="string">
            <text:p>s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79">
            <text:p>79</text:p>
          </table:table-cell>
          <table:table-cell office:value-type="string">
            <text:p>Nuñez Jiménez Arturo</text:p>
          </table:table-cell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80">
            <text:p>80</text:p>
          </table:table-cell>
          <table:table-cell office:value-type="string">
            <text:p>López Hernández Rosalinda</text:p>
          </table:table-cell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 office:value-type="string">
            <text:p>Herrera León Francisco</text:p>
          </table:table-cell>
          <table:table-cell office:value-type="string">
            <text:p>pri</text:p>
          </table:table-cell>
          <table:table-cell office:value-type="string">
            <text:p>tab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pri</text:p>
          </table:table-cell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82">
            <text:p>82</text:p>
          </table:table-cell>
          <table:table-cell office:value-type="string">
            <text:p>Sacramento Garza José Julián</text:p>
          </table:table-cell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83">
            <text:p>83</text:p>
          </table:table-cell>
          <table:table-cell office:value-type="string">
            <text:p>Galván Garza Alejandro</text:p>
          </table:table-cell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84">
            <text:p>84</text:p>
          </table:table-cell>
          <table:table-cell office:value-type="string">
            <text:p>Gómez Tueme Amira Griselda</text:p>
          </table:table-cell>
          <table:table-cell office:value-type="string">
            <text:p>pri</text:p>
          </table:table-cell>
          <table:table-cell office:value-type="string">
            <text:p>tam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pri</text:p>
          </table:table-cell>
          <table:table-cell office:value-type="string">
            <text:p>ta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85">
            <text:p>85</text:p>
          </table:table-cell>
          <table:table-cell office:value-type="string">
            <text:p>Sánchez Anaya Alfonso Abraham</text:p>
          </table:table-cell>
          <table:table-cell office:value-type="string">
            <text:p>prd</text:p>
          </table:table-cell>
          <table:table-cell office:value-type="string">
            <text:p>tl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prd</text:p>
          </table:table-cell>
          <table:table-cell office:value-type="string">
            <text:p>tl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86">
            <text:p>86</text:p>
          </table:table-cell>
          <table:table-cell office:value-type="string">
            <text:p>Hernández Ramos Minerva</text:p>
          </table:table-cell>
          <table:table-cell office:value-type="string">
            <text:p>prd</text:p>
          </table:table-cell>
          <table:table-cell office:value-type="string">
            <text:p>tl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prd</text:p>
          </table:table-cell>
          <table:table-cell office:value-type="string">
            <text:p>tl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87">
            <text:p>87</text:p>
          </table:table-cell>
          <table:table-cell office:value-type="string">
            <text:p>Peredo Aguilar Rosalía</text:p>
          </table:table-cell>
          <table:table-cell office:value-type="string">
            <text:p>pan</text:p>
          </table:table-cell>
          <table:table-cell office:value-type="string">
            <text:p>tl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pan</text:p>
          </table:table-cell>
          <table:table-cell office:value-type="string">
            <text:p>tl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88">
            <text:p>88</text:p>
          </table:table-cell>
          <table:table-cell office:value-type="string">
            <text:p>Delgado Dante</text:p>
          </table:table-cell>
          <table:table-cell office:value-type="string">
            <text:p>conve</text:p>
          </table:table-cell>
          <table:table-cell office:value-type="string">
            <text:p>ver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conve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89">
            <text:p>89</text:p>
          </table:table-cell>
          <table:table-cell office:value-type="string">
            <text:p>Herviz Reyez Arturo</text:p>
          </table:table-cell>
          <table:table-cell office:value-type="string">
            <text:p>prd</text:p>
          </table:table-cell>
          <table:table-cell office:value-type="string">
            <text:p>ver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prd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string">
            <text:p>Bueno Torio Juan</text:p>
          </table:table-cell>
          <table:table-cell office:value-type="string">
            <text:p>pan</text:p>
          </table:table-cell>
          <table:table-cell office:value-type="string">
            <text:p>ver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pan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91">
            <text:p>91</text:p>
          </table:table-cell>
          <table:table-cell office:value-type="string">
            <text:p>Zavala Peniche María Beatriz</text:p>
          </table:table-cell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92">
            <text:p>92</text:p>
          </table:table-cell>
          <table:table-cell office:value-type="string">
            <text:p>Rodríguez y Pacheco Alfredo</text:p>
          </table:table-cell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93">
            <text:p>93</text:p>
          </table:table-cell>
          <table:table-cell office:value-type="string">
            <text:p>Ortega Pacheco Ivonne Aracelly</text:p>
          </table:table-cell>
          <table:table-cell office:value-type="string">
            <text:p>pri</text:p>
          </table:table-cell>
          <table:table-cell office:value-type="string">
            <text:p>yu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pri</text:p>
          </table:table-cell>
          <table:table-cell office:value-type="string">
            <text:p>yu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string">
            <text:p>Torres Mercado Tomás</text:p>
          </table:table-cell>
          <table:table-cell office:value-type="string">
            <text:p>prd</text:p>
          </table:table-cell>
          <table:table-cell office:value-type="string">
            <text:p>za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prd</text:p>
          </table:table-cell>
          <table:table-cell office:value-type="string">
            <text:p>za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95">
            <text:p>95</text:p>
          </table:table-cell>
          <table:table-cell office:value-type="string">
            <text:p>Mejía Haro Antonio</text:p>
          </table:table-cell>
          <table:table-cell office:value-type="string">
            <text:p>prd</text:p>
          </table:table-cell>
          <table:table-cell office:value-type="string">
            <text:p>za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prd</text:p>
          </table:table-cell>
          <table:table-cell office:value-type="string">
            <text:p>za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96">
            <text:p>96</text:p>
          </table:table-cell>
          <table:table-cell office:value-type="string">
            <text:p>Trejo Reyes José Isabel</text:p>
          </table:table-cell>
          <table:table-cell office:value-type="string">
            <text:p>pan</text:p>
          </table:table-cell>
          <table:table-cell office:value-type="string">
            <text:p>zac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pan</text:p>
          </table:table-cell>
          <table:table-cell office:value-type="string">
            <text:p>za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97">
            <text:p>97</text:p>
          </table:table-cell>
          <table:table-cell office:value-type="string">
            <text:p>Creel Miranda Santiago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98">
            <text:p>98</text:p>
          </table:table-cell>
          <table:table-cell office:value-type="string">
            <text:p>García Cervantes Ricardo Francisco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99">
            <text:p>99</text:p>
          </table:table-cell>
          <table:table-cell office:value-type="string">
            <text:p>González Carrillo Adriana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27">
            <text:p>227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100">
            <text:p>100</text:p>
          </table:table-cell>
          <table:table-cell office:value-type="string">
            <text:p>Ortuño Gurza María Teresa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101">
            <text:p>101</text:p>
          </table:table-cell>
          <table:table-cell office:value-type="string">
            <text:p>Muñoz Gutiérrez Ramón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102">
            <text:p>102</text:p>
          </table:table-cell>
          <table:table-cell office:value-type="string">
            <text:p>González Morfin José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4">
            <text:p>204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5">
            <text:p>205</text:p>
          </table:table-cell>
          <table:table-cell office:value-type="float" office:value="103">
            <text:p>103</text:p>
          </table:table-cell>
          <table:table-cell office:value-type="string">
            <text:p>Leal Angulo Augusto César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6">
            <text:p>206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7">
            <text:p>207</text:p>
          </table:table-cell>
          <table:table-cell office:value-type="float" office:value="104">
            <text:p>104</text:p>
          </table:table-cell>
          <table:table-cell office:value-type="string">
            <text:p>Torres Origel Ricardo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8">
            <text:p>208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9">
            <text:p>209</text:p>
          </table:table-cell>
          <table:table-cell office:value-type="float" office:value="105">
            <text:p>105</text:p>
          </table:table-cell>
          <table:table-cell office:value-type="string">
            <text:p>Ruiz del Rincón Gabriela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1">
            <text:p>211</text:p>
          </table:table-cell>
          <table:table-cell office:value-type="float" office:value="106">
            <text:p>106</text:p>
          </table:table-cell>
          <table:table-cell office:value-type="string">
            <text:p>Alonso Díaz Caneja Ángel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2">
            <text:p>212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3">
            <text:p>213</text:p>
          </table:table-cell>
          <table:table-cell office:value-type="float" office:value="107">
            <text:p>107</text:p>
          </table:table-cell>
          <table:table-cell office:value-type="string">
            <text:p>Ocejo Moreno Jorge Andrés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4">
            <text:p>214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 office:value-type="string">
            <text:p>Green Macías Rosario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7">
            <text:p>217</text:p>
          </table:table-cell>
          <table:table-cell office:value-type="float" office:value="109">
            <text:p>109</text:p>
          </table:table-cell>
          <table:table-cell office:value-type="string">
            <text:p>Beltrones Rivera Manlio Fabio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8">
            <text:p>218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 office:value-type="string">
            <text:p>Escobar y Vega Arturo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21">
            <text:p>221</text:p>
          </table:table-cell>
          <table:table-cell office:value-type="float" office:value="111">
            <text:p>111</text:p>
          </table:table-cell>
          <table:table-cell office:value-type="string">
            <text:p>Moreno Uriegas María de los Ángeles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23">
            <text:p>223</text:p>
          </table:table-cell>
          <table:table-cell office:value-type="float" office:value="112">
            <text:p>112</text:p>
          </table:table-cell>
          <table:table-cell office:value-type="string">
            <text:p>Ortega Fajardo María Irma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string">
            <text:p>Orozco Gómez Javier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 office:value-type="string">
            <text:p>suplente de ortega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string">
            <text:p>Mendoza Garza Jorge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27">
            <text:p>227</text:p>
          </table:table-cell>
          <table:table-cell office:value-type="float" office:value="114">
            <text:p>114</text:p>
          </table:table-cell>
          <table:table-cell office:value-type="string">
            <text:p>Agundis Arias Francisco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29">
            <text:p>229</text:p>
          </table:table-cell>
          <table:table-cell office:value-type="float" office:value="115">
            <text:p>115</text:p>
          </table:table-cell>
          <table:table-cell office:value-type="string">
            <text:p>Aguilar García Gabriela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0">
            <text:p>230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office:value-type="string">
            <text:p>Ramírez López Heladio Elías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3">
            <text:p>233</text:p>
          </table:table-cell>
          <table:table-cell office:value-type="float" office:value="117">
            <text:p>117</text:p>
          </table:table-cell>
          <table:table-cell office:value-type="string">
            <text:p>Aceves del Olmo Carlos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5">
            <text:p>235</text:p>
          </table:table-cell>
          <table:table-cell office:value-type="float" office:value="118">
            <text:p>118</text:p>
          </table:table-cell>
          <table:table-cell office:value-type="string">
            <text:p>Ybarra de la Garza Rosario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7">
            <text:p>237</text:p>
          </table:table-cell>
          <table:table-cell office:value-type="float" office:value="119">
            <text:p>119</text:p>
          </table:table-cell>
          <table:table-cell office:value-type="string">
            <text:p>Navarrete Ruiz Carlos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9">
            <text:p>239</text:p>
          </table:table-cell>
          <table:table-cell office:value-type="float" office:value="120">
            <text:p>120</text:p>
          </table:table-cell>
          <table:table-cell office:value-type="string">
            <text:p>Anaya Gutiérrez Alberto</text:p>
          </table:table-cell>
          <table:table-cell office:value-type="string">
            <text:p>pt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pt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1">
            <text:p>241</text:p>
          </table:table-cell>
          <table:table-cell office:value-type="float" office:value="121">
            <text:p>121</text:p>
          </table:table-cell>
          <table:table-cell office:value-type="string">
            <text:p>Rojo e Inchaustegui María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3">
            <text:p>243</text:p>
          </table:table-cell>
          <table:table-cell office:value-type="float" office:value="122">
            <text:p>122</text:p>
          </table:table-cell>
          <table:table-cell office:value-type="string">
            <text:p>Monreal Ávila Ricardo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5">
            <text:p>245</text:p>
          </table:table-cell>
          <table:table-cell office:value-type="float" office:value="123">
            <text:p>123</text:p>
          </table:table-cell>
          <table:table-cell office:value-type="string">
            <text:p>Walton Aburto Luis</text:p>
          </table:table-cell>
          <table:table-cell office:value-type="string">
            <text:p>conve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/>
          <table:table-cell office:value-type="string">
            <text:p>conve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7">
            <text:p>247</text:p>
          </table:table-cell>
          <table:table-cell office:value-type="float" office:value="124">
            <text:p>124</text:p>
          </table:table-cell>
          <table:table-cell office:value-type="string">
            <text:p>González Yañez Alejandro</text:p>
          </table:table-cell>
          <table:table-cell office:value-type="string">
            <text:p>pt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/>
          <table:table-cell office:value-type="string">
            <text:p>pt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9">
            <text:p>249</text:p>
          </table:table-cell>
          <table:table-cell office:value-type="float" office:value="125">
            <text:p>125</text:p>
          </table:table-cell>
          <table:table-cell office:value-type="string">
            <text:p>Sotelo García Carlos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51">
            <text:p>251</text:p>
          </table:table-cell>
          <table:table-cell office:value-type="float" office:value="126">
            <text:p>126</text:p>
          </table:table-cell>
          <table:table-cell office:value-type="string">
            <text:p>Corichi García Claudia Sofía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53">
            <text:p>253</text:p>
          </table:table-cell>
          <table:table-cell office:value-type="float" office:value="127">
            <text:p>127</text:p>
          </table:table-cell>
          <table:table-cell office:value-type="string">
            <text:p>Lobato Campos José Luis</text:p>
          </table:table-cell>
          <table:table-cell office:value-type="string">
            <text:p>conve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conve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string">
            <text:p>Ochoa Guzmán Rafael</text:p>
          </table:table-cell>
          <table:table-cell office:value-type="string">
            <text:p>panal</text:p>
          </table:table-cell>
          <table:table-cell office:value-type="string">
            <text:p>zzlista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256">
            <text:p>256</text:p>
          </table:table-cell>
          <table:table-cell/>
          <table:table-cell office:value-type="string">
            <text:p>panal</text:p>
          </table:table-cell>
          <table:table-cell office:value-type="string">
            <text:p>zzlista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G2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8-07T11:38:09</meta:creation-date>
    <dc:date>2014-08-07T13:43:03</dc:date>
    <dc:creator>Eric Magar</dc:creator>
    <meta:editing-duration>PT1H16M24S</meta:editing-duration>
    <meta:editing-cycles>8</meta:editing-cycles>
    <meta:generator>LibreOffice/3.5$Linux_X86_64 LibreOffice_project/350m1$Build-2</meta:generator>
    <meta:document-statistic meta:table-count="3" meta:cell-count="1417" meta:object-count="0"/>
  </office:meta>
</office:document-meta>
</file>